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mall_b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<text:s/>group speed</text:p>
          </table:table-cell>
          <table:table-cell office:value-type="string" calcext:value-type="string">
            <text:p><text:s/>phase speed</text:p>
          </table:table-cell>
        </table:table-row>
        <table:table-row table:style-name="ro1">
          <table:table-cell office:value-type="float" office:value="852.42" calcext:value-type="float">
            <text:p>852.42</text:p>
          </table:table-cell>
          <table:table-cell office:value-type="float" office:value="0.37772" calcext:value-type="float">
            <text:p>0.37772</text:p>
          </table:table-cell>
          <table:table-cell office:value-type="float" office:value="0.279259" calcext:value-type="float">
            <text:p>0.279259</text:p>
          </table:table-cell>
        </table:table-row>
        <table:table-row table:style-name="ro1">
          <table:table-cell office:value-type="float" office:value="1125.62" calcext:value-type="float">
            <text:p>1125.62</text:p>
          </table:table-cell>
          <table:table-cell office:value-type="float" office:value="0.437952" calcext:value-type="float">
            <text:p>0.437952</text:p>
          </table:table-cell>
          <table:table-cell office:value-type="float" office:value="0.310652" calcext:value-type="float">
            <text:p>0.310652</text:p>
          </table:table-cell>
        </table:table-row>
        <table:table-row table:style-name="ro1">
          <table:table-cell office:value-type="float" office:value="1187.53" calcext:value-type="float">
            <text:p>1187.53</text:p>
          </table:table-cell>
          <table:table-cell office:value-type="float" office:value="0.450441" calcext:value-type="float">
            <text:p>0.450441</text:p>
          </table:table-cell>
          <table:table-cell office:value-type="float" office:value="0.317616" calcext:value-type="float">
            <text:p>0.317616</text:p>
          </table:table-cell>
        </table:table-row>
        <table:table-row table:style-name="ro1">
          <table:table-cell office:value-type="float" office:value="989.48" calcext:value-type="float">
            <text:p>989.48</text:p>
          </table:table-cell>
          <table:table-cell office:value-type="float" office:value="0.409087" calcext:value-type="float">
            <text:p>0.409087</text:p>
          </table:table-cell>
          <table:table-cell office:value-type="float" office:value="0.295099" calcext:value-type="float">
            <text:p>0.295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/5.1.4.2$Linux_X86_64 LibreOffice_project/10m0$Build-2</meta:generator>
  </office:meta>
</office:document-meta>
</file>